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80000004A6CA984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Verdana" svg:font-family="Verdana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280099" style:font-name="Verdana" fo:font-size="30pt" fo:font-weight="bold" style:font-size-asian="30pt" style:font-weight-asian="bold" style:font-size-complex="30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color="#280099" style:font-name="Verdana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_20_1" style:list-style-name="L1">
      <style:paragraph-properties fo:break-before="page"/>
    </style:style>
    <style:style style:name="P8" style:family="paragraph" style:parent-style-name="Heading_20_2" style:list-style-name="L1">
      <style:paragraph-properties fo:margin-left="0cm" fo:margin-right="0cm" fo:line-height="150%" fo:text-align="justify" style:justify-single-word="false" fo:text-indent="0cm" style:auto-text-indent="false"/>
    </style:style>
    <style:style style:name="P9" style:family="paragraph" style:parent-style-name="Text_20_body" style:list-style-name="L1">
      <style:text-properties style:font-name="Nimbus Sans L" fo:font-weight="normal" style:font-weight-asian="normal" style:font-weight-complex="normal"/>
    </style:style>
    <style:style style:name="P10" style:family="paragraph" style:parent-style-name="Heading_20_1" style:list-style-name="L1"/>
    <style:style style:name="P11" style:family="paragraph" style:parent-style-name="Heading_20_2" style:list-style-name="L1">
      <style:paragraph-properties fo:margin-left="0cm" fo:margin-right="0cm" fo:text-indent="0cm" style:auto-text-indent="false"/>
    </style:style>
    <style:style style:name="P12" style:family="paragraph" style:parent-style-name="Text_20_body" style:list-style-name="L1">
      <style:paragraph-properties fo:margin-left="0cm" fo:margin-right="0cm" fo:text-indent="0cm" style:auto-text-indent="false"/>
      <style:text-properties style:font-name="Nimbus Sans L" fo:font-weight="normal" style:font-weight-asian="normal" style:font-weight-complex="normal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Heading_20_1" style:list-style-name="L1">
      <style:paragraph-properties fo:margin-left="0cm" fo:margin-right="0cm" fo:text-indent="0cm" style:auto-text-indent="false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SAGU2</text:p>
      <text:p text:style-name="P2">Passo a passo do Módulo Acadêmico</text:p>
      <text:p text:style-name="P3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5f_5f_5f_20_5f_5f_5f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5f_5f_5f_20_5f_5f_5f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5f_5f_5f_20_5f_5f_5f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5f_5f_5f_20_5f_5f_5f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5f_5f_5f_20_5f_5f_5f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5f_5f_5f_20_5f_5f_5f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5f_5f_5f_20_5f_5f_5f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5f_5f_5f_20_5f_5f_5f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P4">Sumário</text:p>
          </text:index-title>
          <text:p text:style-name="P5"><text:a xlink:type="simple" xlink:href="#1.Cadastrar Período|outline" text:style-name="Internet_20_link" text:visited-style-name="Internet_20_link"><text:s/>1.Cadastrar Período<text:tab/>3</text:a></text:p>
          <text:p text:style-name="P6"><text:a xlink:type="simple" xlink:href="#1.1.Passo a passo:|outline" text:style-name="Internet_20_link" text:visited-style-name="Internet_20_link"><text:s/>1.1.Passo a passo:<text:tab/>3</text:a></text:p>
          <text:p text:style-name="P5"><text:a xlink:type="simple" xlink:href="#2.Cadastrar Centro|outline" text:style-name="Internet_20_link" text:visited-style-name="Internet_20_link"><text:s/>2.Cadastrar Centro<text:tab/>3</text:a></text:p>
          <text:p text:style-name="P6"><text:a xlink:type="simple" xlink:href="#2.1.Não obrigatória: Cadastro de Professor para ser Diretor do Centro|outline" text:style-name="Internet_20_link" text:visited-style-name="Internet_20_link"><text:s/>2.1.Não obrigatória: Cadastro de Professor para ser Diretor do Centro<text:tab/>3</text:a></text:p>
          <text:p text:style-name="P6"><text:a xlink:type="simple" xlink:href="#2.2.Passo a passo:|outline" text:style-name="Internet_20_link" text:visited-style-name="Internet_20_link"><text:s/>2.2.Passo a passo:<text:tab/>3</text:a></text:p>
          <text:p text:style-name="P5"><text:a xlink:type="simple" xlink:href="#3.Cadastro de Cursos|outline" text:style-name="Internet_20_link" text:visited-style-name="Internet_20_link"><text:s/>3.Cadastro de Cursos<text:tab/>3</text:a></text:p>
          <text:p text:style-name="P6"><text:a xlink:type="simple" xlink:href="#3.1.Passo a passo:|outline" text:style-name="Internet_20_link" text:visited-style-name="Internet_20_link"><text:s/>3.1.Passo a passo:<text:tab/>3</text:a></text:p>
          <text:p text:style-name="P5"><text:a xlink:type="simple" xlink:href="#4.Cadastro de Versão de Curso|outline" text:style-name="Internet_20_link" text:visited-style-name="Internet_20_link"><text:s/>4.Cadastro de Versão de Curso<text:tab/>3</text:a></text:p>
          <text:p text:style-name="P6"><text:a xlink:type="simple" xlink:href="#4.1.Passo a passo:|outline" text:style-name="Internet_20_link" text:visited-style-name="Internet_20_link"><text:s/>4.1.Passo a passo:<text:tab/>3</text:a></text:p>
          <text:p text:style-name="P5"><text:a xlink:type="simple" xlink:href="#5.Cadastro de Ocorrência de Curso|outline" text:style-name="Internet_20_link" text:visited-style-name="Internet_20_link"><text:s/>5.Cadastro de Ocorrência de Curso<text:tab/>4</text:a></text:p>
          <text:p text:style-name="P6"><text:a xlink:type="simple" xlink:href="#5.1.Passo a passo:|outline" text:style-name="Internet_20_link" text:visited-style-name="Internet_20_link"><text:s/>5.1.Passo a passo:<text:tab/>4</text:a></text:p>
          <text:p text:style-name="P5"><text:a xlink:type="simple" xlink:href="#6.Cadastro de Período Letivo|outline" text:style-name="Internet_20_link" text:visited-style-name="Internet_20_link"><text:s/>6.Cadastro de Período Letivo<text:tab/>4</text:a></text:p>
          <text:p text:style-name="P6"><text:a xlink:type="simple" xlink:href="#6.1.Passo a passo:|outline" text:style-name="Internet_20_link" text:visited-style-name="Internet_20_link"><text:s/>6.1.Passo a passo:<text:tab/>4</text:a></text:p>
          <text:p text:style-name="P5"><text:a xlink:type="simple" xlink:href="#7.Cadastro de Graus Acadêmicos|outline" text:style-name="Internet_20_link" text:visited-style-name="Internet_20_link"><text:s/>7.Cadastro de Graus Acadêmicos<text:tab/>5</text:a></text:p>
          <text:p text:style-name="P6"><text:a xlink:type="simple" xlink:href="#7.1.Passo a passo:|outline" text:style-name="Internet_20_link" text:visited-style-name="Internet_20_link"><text:s/>7.1.Passo a passo:<text:tab/>5</text:a></text:p>
          <text:p text:style-name="P5"><text:a xlink:type="simple" xlink:href="#8.Cadastro de Grupo de Disciplina|outline" text:style-name="Internet_20_link" text:visited-style-name="Internet_20_link"><text:s/>8.Cadastro de Grupo de Disciplina<text:tab/>5</text:a></text:p>
          <text:p text:style-name="P6"><text:a xlink:type="simple" xlink:href="#8.1.Passo a passo|outline" text:style-name="Internet_20_link" text:visited-style-name="Internet_20_link"><text:s/>8.1.Passo a passo<text:tab/>5</text:a></text:p>
          <text:p text:style-name="P5"><text:a xlink:type="simple" xlink:href="#9.Cadastro Disciplina|outline" text:style-name="Internet_20_link" text:visited-style-name="Internet_20_link"><text:s/>9.Cadastro Disciplina<text:tab/>5</text:a></text:p>
          <text:p text:style-name="P6"><text:a xlink:type="simple" xlink:href="#9.1.Passo a passo:|outline" text:style-name="Internet_20_link" text:visited-style-name="Internet_20_link"><text:s/>9.1.Passo a passo:<text:tab/>5</text:a></text:p>
          <text:p text:style-name="P5"><text:a xlink:type="simple" xlink:href="#10.Cadastro de Currículo|outline" text:style-name="Internet_20_link" text:visited-style-name="Internet_20_link"><text:s/>10.Cadastro de Currículo<text:tab/>6</text:a></text:p>
          <text:p text:style-name="P6"><text:a xlink:type="simple" xlink:href="#10.1.Passo a passo:|outline" text:style-name="Internet_20_link" text:visited-style-name="Internet_20_link"><text:s/>10.1.Passo a passo:<text:tab/>6</text:a></text:p>
          <text:p text:style-name="P5"><text:a xlink:type="simple" xlink:href="#11.Oferecer disciplinas|outline" text:style-name="Internet_20_link" text:visited-style-name="Internet_20_link"><text:s/>11.Oferecer disciplinas<text:tab/>6</text:a></text:p>
          <text:p text:style-name="P6"><text:a xlink:type="simple" xlink:href="#11.1.Passo a passo:|outline" text:style-name="Internet_20_link" text:visited-style-name="Internet_20_link"><text:s/>11.1.Passo a passo:<text:tab/>6</text:a></text:p>
          <text:p text:style-name="P5"><text:a xlink:type="simple" xlink:href="#12.Criar um contrato do aluno|outline" text:style-name="Internet_20_link" text:visited-style-name="Internet_20_link"><text:s/>12.Criar um contrato do aluno<text:tab/>7</text:a></text:p>
          <text:p text:style-name="P6"><text:a xlink:type="simple" xlink:href="#12.1.Passo a passo:|outline" text:style-name="Internet_20_link" text:visited-style-name="Internet_20_link"><text:s/>12.1.Passo a passo:<text:tab/>7</text:a></text:p>
          <text:p text:style-name="P5"><text:a xlink:type="simple" xlink:href="#13.Cadastro um requisito de disciplinas (Pré ou Có)|outline" text:style-name="Internet_20_link" text:visited-style-name="Internet_20_link"><text:s/>13.Cadastro um requisito de disciplinas (Pré ou Có)<text:tab/>7</text:a></text:p>
          <text:p text:style-name="P6"><text:a xlink:type="simple" xlink:href="#13.1.Passo a passo:|outline" text:style-name="Internet_20_link" text:visited-style-name="Internet_20_link"><text:s/>13.1.Passo a passo:<text:tab/>7</text:a></text:p>
          <text:p text:style-name="P5"><text:a xlink:type="simple" xlink:href="#14.Processo de matricula de alunos|outline" text:style-name="Internet_20_link" text:visited-style-name="Internet_20_link"><text:s/>14.Processo de matricula de alunos<text:tab/>8</text:a></text:p>
          <text:p text:style-name="P6"><text:a xlink:type="simple" xlink:href="#14.1.Passo a passo:|outline" text:style-name="Internet_20_link" text:visited-style-name="Internet_20_link"><text:s/>14.1.Passo a passo:<text:tab/>8</text:a></text:p>
          <text:p text:style-name="P5"><text:a xlink:type="simple" xlink:href="#15.Processo de digitação de notas|outline" text:style-name="Internet_20_link" text:visited-style-name="Internet_20_link"><text:s/>15.Processo de digitação de notas<text:tab/>8</text:a></text:p>
          <text:p text:style-name="P6"><text:a xlink:type="simple" xlink:href="#15.1.Passo a passo:|outline" text:style-name="Internet_20_link" text:visited-style-name="Internet_20_link"><text:s/>15.1.Passo a passo:<text:tab/>8</text:a></text:p>
        </text:index-body>
      </text:table-of-content>
      <text:p text:style-name="P3"/>
      <text:list text:style-name="L1">
        <text:list-item>
          <text:h text:style-name="P7" text:outline-level="1">Cadastro de Período</text:h>
          <text:list>
            <text:list-item>
              <text:h text:style-name="P8" text:outline-level="2"><text:bookmark-start text:name="DDE_LINK"/>Passo a passo<text:bookmark-end text:name="DDE_LINK"/>:</text:h>
              <text:list>
                <text:list-item>
                  <text:p text:style-name="P9">Entre com o código do período</text:p>
                </text:list-item>
                <text:list-item>
                  <text:p text:style-name="P9">Entre com a descrição do período</text:p>
                </text:list-item>
              </text:list>
            </text:list-item>
          </text:list>
        </text:list-item>
        <text:list-item>
          <text:h text:style-name="P10" text:outline-level="1">Cadastro de Centro</text:h>
          <text:list>
            <text:list-item>
              <text:h text:style-name="P11" text:outline-level="2">Passo a passo:</text:h>
              <text:list>
                <text:list-item>
                  <text:p text:style-name="P12">Entre com o nome / título do centro</text:p>
                </text:list-item>
                <text:list-item>
                  <text:p text:style-name="P12">Entre com um nome abreviado do centro</text:p>
                </text:list-item>
                <text:list-item>
                  <text:p text:style-name="P12">Pode-se ser selecionado um professor para ser o Diretor do centro (Depende do cadastro de professor)</text:p>
                </text:list-item>
              </text:list>
            </text:list-item>
          </text:list>
        </text:list-item>
        <text:list-item>
          <text:h text:style-name="P10" text:outline-level="1">Cadastro de Cursos</text:h>
          <text:list>
            <text:list-item>
              <text:h text:style-name="P11" text:outline-level="2">Passo a passo:</text:h>
              <text:list>
                <text:list-item>
                  <text:p text:style-name="P12">Entre com o código do curso</text:p>
                </text:list-item>
                <text:list-item>
                  <text:p text:style-name="P12">Selecione o grau de formação do curso (Depende do Cadastro de Grau de formação)</text:p>
                </text:list-item>
                <text:list-item>
                  <text:p text:style-name="P12">Entre com o nome do curso</text:p>
                </text:list-item>
                <text:list-item>
                  <text:p text:style-name="P12">Entre com um nome abreviado, este nome sai em alguns relatórios</text:p>
                </text:list-item>
                <text:list-item>
                  <text:p text:style-name="P12">Os outros campos são de caráter não obrigatórios, consulte a documentação do módulo acadêmico para ver detalhes dos campos.</text:p>
                </text:list-item>
              </text:list>
            </text:list-item>
          </text:list>
        </text:list-item>
        <text:list-item>
          <text:h text:style-name="P10" text:outline-level="1">Cadastro de Versão de Curso</text:h>
          <text:list>
            <text:list-item>
              <text:h text:style-name="P11" text:outline-level="2">Passo a passo:</text:h>
              <text:list>
                <text:list-item>
                  <text:p text:style-name="P12">Selecione um curso (Depende do cadastro de cursos)</text:p>
                </text:list-item>
                <text:list-item>
                  <text:p text:style-name="P12">Entre com a versão do curso (Ex: 1)</text:p>
                </text:list-item>
                <text:list-item>
                  <text:p text:style-name="P12">Selecione a modalidade do curso (Depende do cadastro de Modalidade de curso)</text:p>
                </text:list-item>
                <text:list-item>
                  <text:p text:style-name="P12">Os outros campos são de caráter não obrigatórios, consulte a documentação do módulo acadêmico para ver detalhes dos campos.</text:p>
                </text:list-item>
              </text:list>
            </text:list-item>
          </text:list>
        </text:list-item>
      </text:list>
      <text:p text:style-name="P13"/>
      <text:list text:style-name="L1" text:continue-numbering="true">
        <text:list-item>
          <text:h text:style-name="P10" text:outline-level="1">Cadastro de Ocorrência de Curso</text:h>
          <text:list>
            <text:list-item>
              <text:h text:style-name="P11" text:outline-level="2">Passo a passo:</text:h>
              <text:list>
                <text:list-item>
                  <text:p text:style-name="P12">Selecione um curso (Depende do cadastro de cursos)</text:p>
                </text:list-item>
                <text:list-item>
                  <text:p text:style-name="P12">Selecione um turno para o curso (Depende do cadastro de turnos)</text:p>
                </text:list-item>
                <text:list-item>
                  <text:p text:style-name="P12">Selecione a Unidade (Depende do cadastro de unidades)</text:p>
                </text:list-item>
                <text:list-item>
                  <text:p text:style-name="P12">Marque se a ocorrência do curso está ativa (Campo é ativo)</text:p>
                </text:list-item>
                <text:list-item>
                  <text:p text:style-name="P12">Os outros campos são de caráter não obrigatórios, consulte a documentação do módulo acadêmico para ver detalhes dos campos.</text:p>
                </text:list-item>
              </text:list>
            </text:list-item>
          </text:list>
        </text:list-item>
        <text:list-item>
          <text:h text:style-name="P10" text:outline-level="1">Cadastro de Período Letivo</text:h>
          <text:list>
            <text:list-item>
              <text:h text:style-name="P11" text:outline-level="2">Passo a passo:</text:h>
              <text:list>
                <text:list-item>
                  <text:p text:style-name="P12">Selecione um período (Depende do cadastro de períodos)</text:p>
                </text:list-item>
                <text:list-item>
                  <text:p text:style-name="P12">Selecione um curso (Depende do cadastro de cursos)</text:p>
                </text:list-item>
                <text:list-item>
                  <text:p text:style-name="P12">Coloque uma descrição para o período letivo</text:p>
                </text:list-item>
                <text:list-item>
                  <text:p text:style-name="P12">Coloque uma data inicial e final para o período letivo</text:p>
                </text:list-item>
                <text:list-item>
                  <text:p text:style-name="P12">Digite a média do período letivo</text:p>
                </text:list-item>
                <text:list-item>
                  <text:p text:style-name="P12">Digite a média final do período letivo</text:p>
                </text:list-item>
                <text:list-item>
                  <text:p text:style-name="P12">Digite a freqüência mínima do período letivo</text:p>
                </text:list-item>
                <text:list-item>
                  <text:p text:style-name="P12">Digite o número mínimo de créditos do período letivo</text:p>
                </text:list-item>
                <text:list-item>
                  <text:p text:style-name="P12">Digite o número mínimo de créditos para calouros do período letivo</text:p>
                </text:list-item>
                <text:list-item>
                  <text:p text:style-name="P12">Digite o número mínimo de créditos por turno do período letivo</text:p>
                </text:list-item>
                <text:list-item>
                  <text:p text:style-name="P12">Os outros campos são de caráter não obrigatórios, consulte a documentação do módulo acadêmico para ver detalhes dos campos.</text:p>
                </text:list-item>
              </text:list>
            </text:list-item>
          </text:list>
        </text:list-item>
        <text:list-item>
          <text:h text:style-name="P10" text:outline-level="1">Cadastro de Graus Acadêmicos</text:h>
          <text:list>
            <text:list-item>
              <text:h text:style-name="P11" text:outline-level="2">Passo a passo:</text:h>
              <text:list>
                <text:list-item>
                  <text:p text:style-name="P12">Selecione um período letivo (Depende do cadastro de período letivo)</text:p>
                </text:list-item>
                <text:list-item>
                  <text:p text:style-name="P12">Selecione um período (Depende do cadastro de períodos)</text:p>
                </text:list-item>
                <text:list-item>
                  <text:p text:style-name="P12">Entre com uma descrição para o grau acadêmico (Ex: 1ª avaliação)</text:p>
                </text:list-item>
                <text:list-item>
                  <text:p text:style-name="P12">Selecione o número da nota acadêmica</text:p>
                </text:list-item>
                <text:list-item>
                  <text:p text:style-name="P12">Marque se este grau é conceito ou não</text:p>
                </text:list-item>
              </text:list>
            </text:list-item>
          </text:list>
        </text:list-item>
        <text:list-item>
          <text:h text:style-name="P10" text:outline-level="1">Cadastro de Grupo de Disciplina</text:h>
          <text:list>
            <text:list-item>
              <text:h text:style-name="P11" text:outline-level="2">Passo a passo</text:h>
              <text:list>
                <text:list-item>
                  <text:p text:style-name="P12">Entre com uma descrição para o grupo</text:p>
                </text:list-item>
                <text:list-item>
                  <text:p text:style-name="P12">Entre com um nome abreviado para o grupo</text:p>
                </text:list-item>
              </text:list>
            </text:list-item>
          </text:list>
        </text:list-item>
        <text:list-item>
          <text:h text:style-name="P10" text:outline-level="1">Cadastro Disciplina</text:h>
          <text:list>
            <text:list-item>
              <text:h text:style-name="P11" text:outline-level="2">Passo a passo:</text:h>
              <text:list>
                <text:list-item>
                  <text:p text:style-name="P12">Entre com um código para a disciplina</text:p>
                </text:list-item>
                <text:list-item>
                  <text:p text:style-name="P12">Entre com a versão da disciplina (Ex: 1)</text:p>
                </text:list-item>
                <text:list-item>
                  <text:p text:style-name="P12">Selecione o grupo da disciplina (Depende do cadastro de Grupo de disciplina)</text:p>
                </text:list-item>
                <text:list-item>
                  <text:p text:style-name="P12">Selecione o centro no qual a disciplina pertence (Depende do cadastro de centros)</text:p>
                </text:list-item>
                <text:list-item>
                  <text:p text:style-name="P12">Digite um nome para a disciplina</text:p>
                </text:list-item>
                <text:list-item>
                  <text:p text:style-name="P12">Digite um nome abreviado</text:p>
                </text:list-item>
                <text:list-item>
                  <text:p text:style-name="P12">Digite a quantidade de créditos acadêmicos desta disciplina</text:p>
                </text:list-item>
                <text:list-item>
                  <text:p text:style-name="P12">Digite o número de créditos aula desta disciplina</text:p>
                </text:list-item>
                <text:list-item>
                  <text:p text:style-name="P12">Digite o número de horas acadêmicas desta disciplina</text:p>
                </text:list-item>
                <text:list-item>
                  <text:p text:style-name="P12">Digite o número de horas aula desta disciplina</text:p>
                </text:list-item>
                <text:list-item>
                  <text:p text:style-name="P12">Os outros campos são de caráter não obrigatórios, consulte a documentação do módulo acadêmico para ver detalhes dos campos.</text:p>
                </text:list-item>
              </text:list>
            </text:list-item>
          </text:list>
        </text:list-item>
        <text:list-item>
          <text:h text:style-name="P10" text:outline-level="1">Cadastro de Currículo</text:h>
          <text:list>
            <text:list-item>
              <text:h text:style-name="P11" text:outline-level="2">Passo a passo:</text:h>
              <text:list>
                <text:list-item>
                  <text:p text:style-name="P12">Selecione um curso (Depende do cadastro de cursos)</text:p>
                </text:list-item>
                <text:list-item>
                  <text:p text:style-name="P12">Selecione uma disciplina, no qual fará parte do currículo do curso selecionado (Depende do cadastro de disciplina)</text:p>
                </text:list-item>
                <text:list-item>
                  <text:p text:style-name="P12">Selecione o tipo deste disciplina (Se será disciplina ou mesmo estágio)</text:p>
                </text:list-item>
                <text:list-item>
                  <text:p text:style-name="P12">Coloque o semestre ou o ano no qual essa disciplina fará parte do currículo (Ex: 1, então essa disciplina fará parte do 1º ano ou 1º semestre)</text:p>
                </text:list-item>
                <text:list-item>
                  <text:p text:style-name="P12">Marque se a disciplina será mostrado em documentos finais do curso (Ex: histórico)</text:p>
                </text:list-item>
                <text:list-item>
                  <text:p text:style-name="P12">Marque se a disciplina faz parte do currículo</text:p>
                </text:list-item>
                <text:list-item>
                  <text:p text:style-name="P12">Selecione o grupo de documento final da disciplina</text:p>
                </text:list-item>
                <text:list-item>
                  <text:p text:style-name="P12">Selecione o grupo de eletiva da disciplina</text:p>
                </text:list-item>
                <text:list-item>
                  <text:p text:style-name="P12">Selecione o código do grupo do currículo</text:p>
                </text:list-item>
                <text:list-item>
                  <text:p text:style-name="P12">Marque se a disciplina é requisito para estágio do aluno</text:p>
                </text:list-item>
                <text:list-item>
                  <text:p text:style-name="P12">Os outros campos são de caráter não obrigatórios, consulte a documentação do módulo acadêmico para ver detalhes dos campos.</text:p>
                </text:list-item>
              </text:list>
            </text:list-item>
          </text:list>
        </text:list-item>
        <text:list-item>
          <text:h text:style-name="P10" text:outline-level="1">Oferecer disciplinas</text:h>
          <text:list>
            <text:list-item>
              <text:h text:style-name="P11" text:outline-level="2">Passo a passo:</text:h>
              <text:list>
                <text:list-item>
                  <text:p text:style-name="P12">Selecione um período letivo (Depende do cadastro de cursos e de período letivo)</text:p>
                </text:list-item>
                <text:list-item>
                  <text:p text:style-name="P12">Selecione uma disciplina (Depende do cadastro de disciplina)</text:p>
                </text:list-item>
                <text:list-item>
                  <text:p text:style-name="P12">Selecione o regime desta disciplina (Depende do cadastro de regimes)</text:p>
                </text:list-item>
                <text:list-item>
                  <text:p text:style-name="P12">Preencha a quantidade de vagas para a disciplina (Pode ficar em branco este campo, neste caso não terá um limite de capacidade para a disciplina)</text:p>
                </text:list-item>
                <text:list-item>
                  <text:p text:style-name="P12">Clique em “Salvar e inserir horário” para continuar o cadastro</text:p>
                </text:list-item>
                <text:list-item>
                  <text:p text:style-name="P12">Selecione o código da unidade onde ocorrerá esta disciplina (Depende do cadastro de unidades)</text:p>
                </text:list-item>
                <text:list-item>
                  <text:p text:style-name="P12">Selecione um horário para a disciplina oferecida</text:p>
                </text:list-item>
                <text:list-item>
                  <text:p text:style-name="P12">Selecione um dia da semana para a disciplina oferecida</text:p>
                </text:list-item>
                <text:list-item>
                  <text:p text:style-name="P12">Clique em “Salvar e inserir professor”</text:p>
                </text:list-item>
                <text:list-item>
                  <text:p text:style-name="P12">Selecione um professor para esta disciplina (Depende do cadastro de professores)</text:p>
                </text:list-item>
                <text:list-item>
                  <text:p text:style-name="P12">Caso deseje inserir outros horários para esta disciplina clique em “Salvar e inserir outro horário”</text:p>
                </text:list-item>
                <text:list-item>
                  <text:p text:style-name="P12">Caso deseje finalizar o cadastro e oferecer outra disciplina clique na barra de ferramentas, no item “Salvar” (ícone de um disquete)</text:p>
                </text:list-item>
              </text:list>
            </text:list-item>
          </text:list>
        </text:list-item>
        <text:list-item>
          <text:h text:style-name="P14" text:outline-level="1">Criar um contrato do aluno</text:h>
          <text:list>
            <text:list-item>
              <text:h text:style-name="P11" text:outline-level="2">Passo a passo:</text:h>
              <text:list>
                <text:list-item>
                  <text:p text:style-name="P12">Selecione um aluno (Depende do cadastro de alunos)</text:p>
                </text:list-item>
                <text:list-item>
                  <text:p text:style-name="P12">Selecione um curso no qual será criado o contrato (Depende do cadastro de cursos)</text:p>
                </text:list-item>
                <text:list-item>
                  <text:p text:style-name="P12">Marque se este aluno é ouvinte ou não</text:p>
                </text:list-item>
                <text:list-item>
                  <text:p text:style-name="P12">Selecione o estado contrato de entrada do aluno (Depende do cadastro de estado contratual)</text:p>
                </text:list-item>
                <text:list-item>
                  <text:p text:style-name="P12">Após selecionar o estado contratual de entrada, selecione e instituição que o aluno veio (Ou mesmo o colégio do 2º grau)</text:p>
                </text:list-item>
                <text:list-item>
                  <text:p text:style-name="P12">Os outros campos são de caráter não obrigatórios, consulte a documentação do módulo acadêmico para ver detalhes dos campos.</text:p>
                </text:list-item>
              </text:list>
            </text:list-item>
          </text:list>
        </text:list-item>
        <text:list-item>
          <text:h text:style-name="P10" text:outline-level="1">Cadastrar um requisito de disciplinas (Pré ou Có)</text:h>
          <text:list>
            <text:list-item>
              <text:h text:style-name="P11" text:outline-level="2">Passo a passo:</text:h>
              <text:list>
                <text:list-item>
                  <text:p text:style-name="P12">Selecione um curso (Depende do cadastro de cursos)</text:p>
                </text:list-item>
                <text:list-item>
                  <text:p text:style-name="P12">Selecione uma disciplina (Depende do cadastro de disciplina)</text:p>
                </text:list-item>
                <text:list-item>
                  <text:p text:style-name="P12">Selecione a disciplina que será requisito no currículo</text:p>
                </text:list-item>
                <text:list-item>
                  <text:p text:style-name="P12">Selecione o tipo de requisito (pré / có)</text:p>
                </text:list-item>
                <text:list-item>
                  <text:p text:style-name="P12">Os outros campos são de caráter não obrigatórios, consulte a documentação do módulo acadêmico para ver detalhes dos campos.</text:p>
                </text:list-item>
              </text:list>
            </text:list-item>
          </text:list>
        </text:list-item>
        <text:list-item>
          <text:h text:style-name="P10" text:outline-level="1">Processo de matricula de alunos</text:h>
          <text:list>
            <text:list-item>
              <text:h text:style-name="P11" text:outline-level="2">Passo a passo:</text:h>
              <text:list>
                <text:list-item>
                  <text:p text:style-name="P12">Selecione o aluno que será matricula</text:p>
                </text:list-item>
                <text:list-item>
                  <text:p text:style-name="P12">Selecione o contrato deste aluno</text:p>
                </text:list-item>
                <text:list-item>
                  <text:p text:style-name="P12">Selecione o período desta matricula</text:p>
                </text:list-item>
                <text:list-item>
                  <text:p text:style-name="P12">Clique em “Próximo”</text:p>
                </text:list-item>
                <text:list-item>
                  <text:p text:style-name="P12">Selecione as disciplinas desejadas para este aluno (Clicando na opção “Marcar todas as disciplinas oferecidas disponíveis” serão marcadas todas as disciplinas disponíveis para este aluno)</text:p>
                </text:list-item>
                <text:list-item>
                  <text:p text:style-name="P12">Clique em “Próximo” para continuar a matricula</text:p>
                </text:list-item>
                <text:list-item>
                  <text:p text:style-name="P12">Confirme os dados, caso queira alterar algo clique em “Anterior”, caso deseje confirmar a matricula clique em “Confirmar”</text:p>
                </text:list-item>
              </text:list>
            </text:list-item>
          </text:list>
        </text:list-item>
        <text:list-item>
          <text:h text:style-name="P10" text:outline-level="1">Processo de digitação de notas</text:h>
          <text:list>
            <text:list-item>
              <text:h text:style-name="P11" text:outline-level="2">Passo a passo:</text:h>
              <text:list>
                <text:list-item>
                  <text:p text:style-name="P12">Selecione o código do período</text:p>
                </text:list-item>
                <text:list-item>
                  <text:p text:style-name="P12">Selecione o curso</text:p>
                </text:list-item>
                <text:list-item>
                  <text:p text:style-name="P12">Caso deseje cadastrar os graus acadêmicos deste curso marque “Cadastrar graus acadêmicos”, caso não marque será disponibilizado apenas para a inserção da nota final dos alunos</text:p>
                </text:list-item>
                <text:list-item>
                  <text:p text:style-name="P12">Clique em “Listar” para listar as disciplinas deste curso</text:p>
                </text:list-item>
                <text:list-item>
                  <text:p text:style-name="P12">Selecione uma das disciplinas listada clicando em “Lista” para listar os alunos matriculados neste disciplina e entrar com as notas</text:p>
                </text:list-item>
                <text:list-item>
                  <text:p text:style-name="P12">Após digitar as notas, clique em “Salvar”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Verdana" svg:font-family="Verdana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DejaVu Sans" style:font-size-asian="12pt" style:language-asian="pt" style:country-asian="BR" style:font-name-complex="DejaVu San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paragraph-properties fo:margin-left="0.635cm" fo:margin-right="0cm" fo:text-indent="0cm" style:auto-text-indent="false"/>
      <style:text-properties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Nimbus Sans L1" fo:font-size="10pt" style:text-underline-style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space-before="1.905cm" text:min-label-distance="0.381cm"/>
      </text:outline-level-style>
      <text:outline-level-style text:level="2" style:num-suffix="." style:num-format="1">
        <style:list-level-properties text:space-before="1.905cm" text:min-label-distance="0.381cm"/>
      </text:outline-level-style>
      <text:outline-level-style text:level="3" style:num-format="">
        <style:list-level-properties text:space-before="1.905cm" text:min-label-distance="0.381cm"/>
      </text:outline-level-style>
      <text:outline-level-style text:level="4" style:num-format="">
        <style:list-level-properties text:space-before="1.905cm" text:min-label-distance="0.381cm"/>
      </text:outline-level-style>
      <text:outline-level-style text:level="5" style:num-format="">
        <style:list-level-properties text:space-before="1.905cm" text:min-label-distance="0.381cm"/>
      </text:outline-level-style>
      <text:outline-level-style text:level="6" style:num-format="">
        <style:list-level-properties text:space-before="1.905cm" text:min-label-distance="0.381cm"/>
      </text:outline-level-style>
      <text:outline-level-style text:level="7" style:num-format="">
        <style:list-level-properties text:space-before="1.905cm" text:min-label-distance="0.381cm"/>
      </text:outline-level-style>
      <text:outline-level-style text:level="8" style:num-format="">
        <style:list-level-properties text:space-before="1.905cm" text:min-label-distance="0.381cm"/>
      </text:outline-level-style>
      <text:outline-level-style text:level="9" style:num-format="">
        <style:list-level-properties text:space-before="1.905cm" text:min-label-distance="0.381cm"/>
      </text:outline-level-style>
      <text:outline-level-style text:level="10" style:num-format="">
        <style:list-level-properties text:space-before="1.905cm"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color="#000000" fo:font-size="10pt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style:font-name="Verdana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35cm solid #000000"/>
      <style:text-properties style:font-name="Verdana" fo:font-size="9pt" style:font-size-asian="9pt" style:font-size-complex="9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figura1" text:anchor-type="as-char" svg:width="0.953cm" svg:height="1.363cm" draw:z-index="7"><draw:image xlink:href="Pictures/10000201000000380000004A6CA9843C.png" xlink:type="simple" xlink:show="embed" xlink:actuate="onLoad"/></draw:frame></text:p>
        <text:p text:style-name="P2">Universidade Estadual de Ciências da Saúde de Alagoas – UNCISAL</text:p>
        <text:p text:style-name="P3">Coordenação de Tecnologia da Informação em Saúde – CTIS</text:p>
        <text:p text:style-name="P3">Gerência de Desenvolvimento - G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flaudizio</meta:initial-creator>
    <meta:creation-date>2007-02-01T10:05:10</meta:creation-date>
    <dc:creator>Daniel Afonso Heisler</dc:creator>
    <dc:date>2007-11-22T14:42:03</dc:date>
    <dc:language>pt-BR</dc:language>
    <meta:editing-cycles>41</meta:editing-cycles>
    <meta:editing-duration>P3DT17H23M2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8" meta:paragraph-count="163" meta:word-count="1335" meta:character-count="7940"/>
  </office:meta>
</office:document-meta>
</file>